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TargetException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get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InvocationTargetException( java . lang . Throwable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InvocationTargetException( java . lang . Throwa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TargetException.Invocation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